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68cm"/>
    </style:style>
    <style:style style:name="gr2" style:family="graphic" style:parent-style-name="standard">
      <style:graphic-properties draw:stroke="none" draw:fill="none" fo:min-height="0.713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family="'Ubuntu Mono'" style:font-pitch="fixe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layer="layout" svg:width="2.147cm" svg:height="2.418cm" svg:x="1.454cm" svg:y="5.659cm">
            <draw:text-box>
              <text:p><text:span text:style-name="T1">3D</text:span></text:p>
              <text:p><text:span text:style-name="T2"/></text:p>
            </draw:text-box>
          </draw:frame>
          <draw:frame draw:style-name="gr2" draw:text-style-name="P1" draw:layer="layout" svg:width="2.131cm" svg:height="0.963cm" svg:x="1.433cm" svg:y="6.669cm">
            <draw:text-box>
              <text:p><text:span text:style-name="T3">scult</text:span></text:p>
            </draw:text-box>
          </draw:frame>
        </draw:g>
        <draw:g>
          <draw:frame draw:style-name="gr1" draw:layer="layout" svg:width="2.147cm" svg:height="2.418cm" svg:x="1.234cm" svg:y="7.887cm">
            <draw:text-box>
              <text:p><text:span text:style-name="T1">2D</text:span></text:p>
              <text:p><text:span text:style-name="T2"/></text:p>
            </draw:text-box>
          </draw:frame>
          <draw:frame draw:style-name="gr2" draw:text-style-name="P1" draw:layer="layout" svg:width="2.131cm" svg:height="0.963cm" svg:x="1.213cm" svg:y="8.897cm">
            <draw:text-box>
              <text:p><text:span text:style-name="T3">scult</text:span></text:p>
            </draw:text-box>
          </draw:frame>
        </draw:g>
        <draw:g>
          <draw:frame draw:style-name="gr1" draw:layer="layout" svg:width="2.147cm" svg:height="2.418cm" svg:x="4.454cm" svg:y="5.659cm">
            <draw:text-box>
              <text:p><text:span text:style-name="T1">3D</text:span></text:p>
              <text:p><text:span text:style-name="T2"/></text:p>
            </draw:text-box>
          </draw:frame>
          <draw:frame draw:style-name="gr2" draw:text-style-name="P1" draw:layer="layout" svg:width="2.131cm" svg:height="0.963cm" svg:x="4.433cm" svg:y="6.669cm">
            <draw:text-box>
              <text:p text:style-name="P2"><text:span text:style-name="T3">unv</text:span></text:p>
            </draw:text-box>
          </draw:frame>
        </draw:g>
        <draw:g>
          <draw:frame draw:style-name="gr1" draw:layer="layout" svg:width="2.147cm" svg:height="2.418cm" svg:x="4.234cm" svg:y="7.887cm">
            <draw:text-box>
              <text:p><text:span text:style-name="T1">2D</text:span></text:p>
              <text:p><text:span text:style-name="T2"/></text:p>
            </draw:text-box>
          </draw:frame>
          <draw:frame draw:style-name="gr2" draw:text-style-name="P1" draw:layer="layout" svg:width="2.131cm" svg:height="0.963cm" svg:x="4.213cm" svg:y="8.897cm">
            <draw:text-box>
              <text:p text:style-name="P2"><text:span text:style-name="T3">unv</text:span></text:p>
            </draw:text-box>
          </draw:frame>
        </draw:g>
        <draw:g>
          <draw:frame draw:style-name="gr1" draw:layer="layout" svg:width="2.147cm" svg:height="2.418cm" svg:x="7.454cm" svg:y="5.659cm">
            <draw:text-box>
              <text:p><text:span text:style-name="T1">3D</text:span></text:p>
              <text:p><text:span text:style-name="T2"/></text:p>
            </draw:text-box>
          </draw:frame>
          <draw:frame draw:style-name="gr2" draw:text-style-name="P1" draw:layer="layout" svg:width="2.131cm" svg:height="0.963cm" svg:x="7.433cm" svg:y="6.669cm">
            <draw:text-box>
              <text:p text:style-name="P2"><text:span text:style-name="T3">plot</text:span></text:p>
            </draw:text-box>
          </draw:frame>
        </draw:g>
        <draw:g>
          <draw:frame draw:style-name="gr1" draw:layer="layout" svg:width="2.147cm" svg:height="2.418cm" svg:x="7.234cm" svg:y="7.887cm">
            <draw:text-box>
              <text:p><text:span text:style-name="T1">2D</text:span></text:p>
              <text:p><text:span text:style-name="T2"/></text:p>
            </draw:text-box>
          </draw:frame>
          <draw:frame draw:style-name="gr2" draw:text-style-name="P1" draw:layer="layout" svg:width="2.131cm" svg:height="0.963cm" svg:x="7.213cm" svg:y="8.897cm">
            <draw:text-box>
              <text:p text:style-name="P2"><text:span text:style-name="T3">plot</text:span></text:p>
            </draw:text-box>
          </draw:frame>
        </draw:g>
        <draw:g>
          <draw:frame draw:style-name="gr1" draw:layer="layout" svg:width="2.147cm" svg:height="3.772cm" svg:x="10.454cm" svg:y="5.659cm">
            <draw:text-box>
              <text:p><text:span text:style-name="T1">3D</text:span></text:p>
              <text:p><text:span text:style-name="T2"/></text:p>
            </draw:text-box>
          </draw:frame>
          <draw:frame draw:style-name="gr2" draw:text-style-name="P1" draw:layer="layout" svg:width="2.131cm" svg:height="0.963cm" svg:x="10.433cm" svg:y="6.769cm">
            <draw:text-box>
              <text:p><text:span text:style-name="T3">scills</text:span></text:p>
            </draw:text-box>
          </draw:frame>
        </draw:g>
        <draw:g>
          <draw:frame draw:style-name="gr1" draw:layer="layout" svg:width="2.147cm" svg:height="2.418cm" svg:x="10.454cm" svg:y="7.859cm">
            <draw:text-box>
              <text:p><text:span text:style-name="T1">2D</text:span></text:p>
              <text:p><text:span text:style-name="T2"/></text:p>
            </draw:text-box>
          </draw:frame>
          <draw:frame draw:style-name="gr2" draw:text-style-name="P1" draw:layer="layout" svg:width="2.131cm" svg:height="0.963cm" svg:x="10.433cm" svg:y="8.969cm">
            <draw:text-box>
              <text:p><text:span text:style-name="T3">scil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bellec </meta:initial-creator>
    <meta:creation-date>2012-11-24T15:18:07</meta:creation-date>
    <dc:date>2012-12-14T13:45:51</dc:date>
    <dc:creator>jbellec </dc:creator>
    <meta:editing-duration>PT1H39M44S</meta:editing-duration>
    <meta:editing-cycles>2</meta:editing-cycles>
    <meta:generator>LibreOffice/3.5$Linux_X86_64 LibreOffice_project/350m1$Build-2</meta:generator>
    <meta:document-statistic meta:object-count="24"/>
  </office:meta>
</office:document-meta>
</file>